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1f404d"/>
    </style:style>
    <style:style style:name="P2" style:family="paragraph" style:parent-style-name="Standard">
      <style:paragraph-properties fo:break-before="page"/>
      <style:text-properties style:font-name="Times New Roman" officeooo:paragraph-rsid="001f404d"/>
    </style:style>
    <style:style style:name="P3" style:family="paragraph" style:parent-style-name="Standard">
      <style:text-properties style:font-name="Times New Roman" officeooo:rsid="001f404d" officeooo:paragraph-rsid="001f404d"/>
    </style:style>
    <style:style style:name="T1" style:family="text">
      <style:text-properties officeooo:rsid="001f40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m HTML5, temos vários tipos de lista. Qual dos itens a seguir não é um tipo de lista suportado pela linguagem?</text:p>
      <text:p text:style-name="P1"><text:span text:style-name="T1">A) L</text:span>ista ordenada</text:p>
      <text:p text:style-name="P1"><text:span text:style-name="T1">B) L</text:span>ista não ordenada</text:p>
      <text:p text:style-name="P1"><text:span text:style-name="T1">C) L</text:span>ista semi ordenada</text:p>
      <text:p text:style-name="P1"><text:span text:style-name="T1">D L</text:span>ista de definição </text:p>
      <text:p text:style-name="P1"/>
      <text:p text:style-name="P1">2. Na construção das listas ordenadas e nas não ordenadas, o uso de uma das tags se repete nos dois casos. Que tag é essa?</text:p>
      <text:p text:style-name="P3">A) &lt;ul&gt;</text:p>
      <text:p text:style-name="P3">B) &lt;ol&gt;</text:p>
      <text:p text:style-name="P3">C) &lt;li&gt;</text:p>
      <text:p text:style-name="P3">D) &lt;dl&gt;</text:p>
      <text:p text:style-name="P3"/>
      <text:p text:style-name="P3">3. Para criar uma lista ordenada, devemos limitar todos os seus itens dentro de um par único de tags:</text:p>
      <text:p text:style-name="P3">A) &lt;ol&gt; e &lt;/ol&gt;</text:p>
      <text:p text:style-name="P3">B) &lt;ul&gt; e &lt;/ul&gt;</text:p>
      <text:p text:style-name="P3">C) &lt;dl&gt; e &lt;/dl&gt;</text:p>
      <text:p text:style-name="P3">D) &lt;dt&gt; e &lt;/dt&gt;</text:p>
      <text:p text:style-name="P3"/>
      <text:p text:style-name="P3">4. Segundo as novas normas da W3C, qual das tags de lista a seguir é a única que possui fechamento opcional?</text:p>
      <text:p text:style-name="P3">A) &lt;dt&gt;</text:p>
      <text:p text:style-name="P3">B) &lt;dd&gt;</text:p>
      <text:p text:style-name="P3">C) &lt;ol&gt;</text:p>
      <text:p text:style-name="P3">D) &lt;li&gt;</text:p>
      <text:p text:style-name="P3"/>
      <text:p text:style-name="P3">5. Em listas ordenadas, podemos usar o parâmetro _____ para modificar o formato da contagem e o parâmetro ____ para mudar o número inicial da contagem.</text:p>
      <text:p text:style-name="P3">A) type / init</text:p>
      <text:p text:style-name="P3">B) style / start</text:p>
      <text:p text:style-name="P3">C) type / start</text:p>
      <text:p text:style-name="P3">D) style / init</text:p>
      <text:p text:style-name="P3"/>
      <text:p text:style-name="P3">6. Ao personalizar a numeração de uma lista ordenada, podemos indicar vários tipos de contagem. Qual das opções a seguir é a única que não pode ser usada para essa personalização?</text:p>
      <text:p text:style-name="P3">A) 1</text:p>
      <text:p text:style-name="P3">B) A</text:p>
      <text:p text:style-name="P3">C) I</text:p>
      <text:p text:style-name="P3">D) X</text:p>
      <text:p text:style-name="P3"/>
      <text:p text:style-name="P1"><text:span text:style-name="T1">7. Podemos personalizar as listas não ordenadas, configurando o parâmetro type da tag </text:span>com alguns valores especiais. Qual dos elementos a seguir é o único aceito para modificar o marcador padrão dos itens?</text:p>
      <text:p text:style-name="P1"><text:span text:style-name="T1">A) </text:span>star</text:p>
      <text:p text:style-name="P1"><text:span text:style-name="T1">B) </text:span>square</text:p>
      <text:p text:style-name="P1"><text:span text:style-name="T1">C) </text:span>rectangle</text:p>
      <text:p text:style-name="P1"><text:span text:style-name="T1">D) </text:span>triangle</text:p>
      <text:p text:style-name="P1"/>
      <text:p text:style-name="P1"/>
      <text:p text:style-name="P2">8. Todos os elementos de uma lista de definições devem estar limitados entre o par de tags:</text:p>
      <text:p text:style-name="P1"><text:span text:style-name="T1">A) </text:span>&lt;<text:span text:style-name="T1">dt&gt; e &lt;/dt&gt;</text:span></text:p>
      <text:p text:style-name="P3">B) &lt;dd&gt; e &lt;/dd&gt;</text:p>
      <text:p text:style-name="P3">C) &lt;dl&gt; e &lt;/dl&gt;</text:p>
      <text:p text:style-name="P3">D) &lt;dc&gt; e &lt;/dc&gt;</text:p>
      <text:p text:style-name="P3"/>
      <text:p text:style-name="P1"><text:span text:style-name="T1">9. A tag </text:span>em uma lista de definição tem o significado de:</text:p>
      <text:p text:style-name="P1"><text:span text:style-name="T1">A) </text:span>definition term</text:p>
      <text:p text:style-name="P1"><text:span text:style-name="T1">B) </text:span>description text</text:p>
      <text:p text:style-name="P1"><text:span text:style-name="T1">C) </text:span>definition text</text:p>
      <text:p text:style-name="P1"><text:span text:style-name="T1">D) </text:span>description term</text:p>
      <text:p text:style-name="P1"/>
      <text:p text:style-name="P1">10. A tag &lt;<text:span text:style-name="T1">dd&gt; </text:span>em uma lista de definição tem o significado de:</text:p>
      <text:p text:style-name="P1"><text:span text:style-name="T1">A) </text:span>description definition</text:p>
      <text:p text:style-name="P1"><text:span text:style-name="T1">B) </text:span>definition description</text:p>
      <text:p text:style-name="P1"><text:span text:style-name="T1">C) </text:span>definition detail</text:p>
      <text:p text:style-name="P1"><text:span text:style-name="T1">D) </text:span>detail definition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6:45:52.300000000</meta:creation-date>
    <dc:date>2023-05-18T16:56:43.245000000</dc:date>
    <meta:editing-duration>PT10M51S</meta:editing-duration>
    <meta:editing-cycles>1</meta:editing-cycles>
    <meta:document-statistic meta:table-count="0" meta:image-count="0" meta:object-count="0" meta:page-count="2" meta:paragraph-count="50" meta:word-count="338" meta:character-count="1725" meta:non-whitespace-character-count="1435"/>
    <meta:generator>LibreOffice/7.4.6.2$Windows_X86_64 LibreOffice_project/5b1f5509c2decdade7fda905e3e1429a67acd63d</meta:generator>
  </office:meta>
</office:document-meta>
</file>